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1"/>
    </style:style>
    <style:style style:name="P4" style:family="paragraph" style:parent-style-name="Standard">
      <style:paragraph-properties fo:margin-left="0.4917in" fo:margin-right="0in" fo:text-indent="0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text-properties officeooo:paragraph-rsid="00083fe6"/>
    </style:style>
    <style:style style:name="P8" style:family="paragraph" style:parent-style-name="List_20_Paragraph">
      <style:paragraph-properties fo:text-align="justify" style:justify-single-word="false"/>
    </style:style>
    <style:style style:name="P9" style:family="paragraph" style:parent-style-name="List_20_Paragraph" style:list-style-name="WWNum1">
      <style:paragraph-properties fo:text-align="justify" style:justify-single-word="false"/>
    </style:style>
    <style:style style:name="P10" style:family="paragraph" style:parent-style-name="List_20_Paragraph">
      <style:text-properties style:font-name="Arial" fo:font-size="12pt" style:font-size-asian="12pt" style:font-name-complex="Arial1"/>
    </style:style>
    <style:style style:name="P11" style:family="paragraph" style:parent-style-name="List_20_Paragraph">
      <style:text-properties style:font-name="Arial" fo:font-size="14pt" fo:font-weight="bold" style:font-size-asian="14pt" style:font-weight-asian="bold" style:font-name-complex="Arial1"/>
    </style:style>
    <style:style style:name="P12" style:family="paragraph" style:parent-style-name="List_20_Paragraph" style:list-style-name="WWNum3"/>
    <style:style style:name="P13" style:family="paragraph" style:parent-style-name="List_20_Paragraph">
      <style:text-properties fo:color="#444444" style:font-name="Arial" fo:font-size="10pt" fo:language="en" fo:country="GB" fo:font-weight="bold" style:font-name-asian="Times New Roman1" style:font-size-asian="10pt" style:language-asian="pt" style:country-asian="PT" style:font-weight-asian="bold" style:font-name-complex="Arial1" style:font-size-complex="10pt" style:font-weight-complex="bold"/>
    </style:style>
    <style:style style:name="P14" style:family="paragraph" style:parent-style-name="List_20_Paragraph" style:list-style-name="WWNum2"/>
    <style:style style:name="P15" style:family="paragraph" style:parent-style-name="List_20_Paragraph">
      <style:paragraph-properties fo:margin-left="0.5in" fo:margin-right="0in" fo:text-align="justify" style:justify-single-word="false" fo:text-indent="0.4835in" style:auto-text-indent="false"/>
    </style:style>
    <style:style style:name="P16" style:family="paragraph" style:parent-style-name="List_20_Paragraph">
      <style:paragraph-properties fo:margin-left="0.5in" fo:margin-right="0in" fo:text-align="justify" style:justify-single-word="false" fo:text-indent="0.4835in" style:auto-text-indent="false"/>
      <style:text-properties style:font-name="Arial" fo:font-size="12pt" style:font-size-asian="12pt" style:font-name-complex="Arial1"/>
    </style:style>
    <style:style style:name="P17" style:family="paragraph" style:parent-style-name="List_20_Paragraph">
      <style:paragraph-properties fo:margin-left="1in" fo:margin-right="0in" fo:text-indent="0in" style:auto-text-indent="false"/>
      <style:text-properties style:font-name="Arial" fo:font-size="12pt" style:text-underline-style="solid" style:text-underline-width="auto" style:text-underline-color="font-color" style:font-size-asian="12pt" style:font-name-complex="Arial1"/>
    </style:style>
    <style:style style:name="P18" style:family="paragraph" style:parent-style-name="List_20_Paragraph" style:list-style-name="">
      <style:paragraph-properties fo:margin-left="0.5in" fo:margin-right="0in" fo:margin-top="0in" fo:margin-bottom="0.111in" loext:contextual-spacing="true" fo:line-height="108%" fo:text-align="justify" style:justify-single-word="false" fo:orphans="2" fo:widows="2" fo:text-indent="0in" style:auto-text-indent="false" style:writing-mode="lr-tb"/>
    </style:style>
    <style:style style:name="P19" style:family="paragraph" style:parent-style-name="List_20_Paragraph" style:list-style-name="WWNum2">
      <style:paragraph-properties fo:margin-top="0in" fo:margin-bottom="0.111in" loext:contextual-spacing="true"/>
    </style:style>
    <style:style style:name="P20" style:family="paragraph" style:parent-style-name="List_20_Paragraph">
      <style:paragraph-properties fo:margin-left="0in" fo:margin-right="0in" fo:text-indent="0in" style:auto-text-indent="false"/>
    </style:style>
    <style:style style:name="T1" style:family="text">
      <style:text-properties style:font-name="Arial" fo:font-size="16pt" fo:font-weight="bold" style:font-size-asian="16pt" style:font-weight-asian="bold" style:font-name-complex="Arial1"/>
    </style:style>
    <style:style style:name="T2" style:family="text">
      <style:text-properties style:font-name="Arial" fo:font-size="16pt" style:font-size-asian="16pt" style:font-name-complex="Arial1"/>
    </style:style>
    <style:style style:name="T3" style:family="text">
      <style:text-properties style:font-name="Arial" fo:font-size="16pt" fo:language="en" fo:country="GB" fo:font-weight="bold" style:font-size-asian="16pt" style:font-weight-asian="bold" style:font-name-complex="Arial1"/>
    </style:style>
    <style:style style:name="T4" style:family="text">
      <style:text-properties style:font-name="Arial" fo:font-size="12pt" style:font-size-asian="12pt" style:font-name-complex="Arial1"/>
    </style:style>
    <style:style style:name="T5" style:family="text">
      <style:text-properties style:font-name="Arial" fo:font-size="12pt" style:text-underline-style="solid" style:text-underline-width="auto" style:text-underline-color="font-color" style:font-size-asian="12pt" style:font-name-complex="Arial1"/>
    </style:style>
    <style:style style:name="T6" style:family="text">
      <style:text-properties style:font-name="Arial" fo:font-size="12pt" fo:font-weight="bold" style:font-size-asian="12pt" style:font-weight-asian="bold" style:font-name-complex="Arial1" style:font-weight-complex="bold"/>
    </style:style>
    <style:style style:name="T7" style:family="text">
      <style:text-properties style:font-name="Arial" fo:font-size="12pt" fo:font-style="italic" style:font-size-asian="12pt" style:font-style-asian="italic" style:font-name-complex="Arial1" style:font-style-complex="italic"/>
    </style:style>
    <style:style style:name="T8" style:family="text">
      <style:text-properties style:font-name="Arial" fo:font-size="12pt" fo:font-style="normal" style:font-size-asian="12pt" style:font-style-asian="normal" style:font-name-complex="Arial1" style:font-style-complex="normal"/>
    </style:style>
    <style:style style:name="T9" style:family="text">
      <style:text-properties style:font-name="Arial" fo:font-size="12pt" fo:language="en" fo:country="GB" style:font-size-asian="12pt" style:font-name-complex="Arial1"/>
    </style:style>
    <style:style style:name="T10" style:family="text">
      <style:text-properties style:font-name="Arial" fo:font-size="14pt" fo:font-weight="bold" style:font-size-asian="14pt" style:font-weight-asian="bold" style:font-name-complex="Arial1"/>
    </style:style>
    <style:style style:name="T11" style:family="text">
      <style:text-properties style:font-name="Arial" fo:language="en" fo:country="GB" fo:font-weight="bold" style:font-name-asian="Times New Roman1" style:language-asian="pt" style:country-asian="PT" style:font-weight-asian="bold" style:font-name-complex="Arial1" style:font-size-complex="10pt" style:font-weight-complex="bold"/>
    </style:style>
    <style:style style:name="T12" style:family="text">
      <style:text-properties style:font-name="Arial" fo:language="en" fo:country="GB" style:font-name-asian="Times New Roman1" style:language-asian="pt" style:country-asian="PT" style:font-name-complex="Arial1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nálise e Síntese de Algoritmos (1º Projeto)</text:span></text:p>
      <text:p text:style-name="P1"><text:span text:style-name="T2">Grupo 57</text:span></text:p>
      <text:p text:style-name="P1"><text:span text:style-name="T4">Isabel Soares (89466)</text:span></text:p>
      <text:p text:style-name="P1"><text:span text:style-name="T4">Tiago Afonso (89546)</text:span></text:p>
      <text:p text:style-name="P2"/>
      <text:list xml:id="list2391308716882956859" text:style-name="WWNum1">
        <text:list-item>
          <text:p text:style-name="P6"><text:span text:style-name="T10">Breve introdução</text:span></text:p>
        </text:list-item>
      </text:list>
      <text:p text:style-name="P8"><text:span text:style-name="T4"><text:tab/>Foi-nos proposto desenvolver um projeto no âmbito da cadeira de Análise e Síntese de Algoritmos que se baseia na identificação de sub-redes e em reconhecer routers que levariam ao aumento do número de sub-redes caso estes tenham sido atacados ou desligados.</text:span></text:p>
      <text:p text:style-name="P8"><text:span text:style-name="T4">Deste modo, apresentamos o problema como um grafo não dirigido onde utilizamos um algoritmo de procura de componentes fortemente ligadas nomeadamente o algoritmo de Tarjan lecionado nas aulas. </text:span></text:p>
      <text:p text:style-name="P3"/>
      <text:list xml:id="list231750587023048" text:continue-numbering="true" text:style-name="WWNum1">
        <text:list-item>
          <text:p text:style-name="P6"><text:span text:style-name="T10">Descrição da solução</text:span></text:p>
        </text:list-item>
      </text:list>
      <text:p text:style-name="P8"><text:span text:style-name="T4"><text:tab/>A implementação do programa foi realizada em linguagem C.</text:span></text:p>
      <text:p text:style-name="P15"><text:span text:style-name="T4">Neste grafo, os vértices(N) correspondem aos routers e as ligações entre eles(M) correspondem às arestas.</text:span></text:p>
      <text:p text:style-name="P15"><text:span text:style-name="T4">Começámos por criar uma lista de adjacência que contém toda a informação sobre a rede no grafo. De seguida, adicionámos cada uma das ligações entre routers da rede no mesmo grafo.</text:span></text:p>
      <text:p text:style-name="P16"/>
      <text:p text:style-name="P15"><text:span text:style-name="T4">Para resolver o primeiro ponto (determinar o número de sub-redes), utilizámos um algoritmo DFS recursivo (</text:span><text:span text:style-name="T6">NETWORKcompsligadas</text:span><text:span text:style-name="T4">) que por cada vez que atravessa a rede, descobre uma sub-rede e coloca no array </text:span><text:span text:style-name="T6">cc </text:span><text:span text:style-name="T4">(componentes conectadas), de tamanho N, a sub-rede a que cada vértice pertence. No final da função, retorna o número de sub-redes.</text:span></text:p>
      <text:p text:style-name="P8"><text:span text:style-name="T4"><text:tab/>Para o segundo ponto (identificadores das sub-redes) é criado um array </text:span><text:span text:style-name="T6">ids</text:span><text:span text:style-name="T4"> que é preenchido pelos routers com maior identificador para cada componente conectada, que é posteriormente ordenada utilizando o QuickSort (da biblioteca stdlib.h), escolhido pela complexidade e pela pequena complexidade espacial (O(N) no pior caso).</text:span></text:p>
      <text:p text:style-name="P8"><text:span text:style-name="T4"><text:tab/>Para o terceiro ponto (número de routers que desligados formam sub-redes), foi utilizado o Algoritmo de Tarjan, que descobre os routers que quebram a rede e assinala-os no array </text:span><text:span text:style-name="T6">brknRouters</text:span><text:span text:style-name="T4">, imprimindo de seguida a quantidade de routers partidos (</text:span><text:span text:style-name="T6">numbrokenrouters</text:span><text:span text:style-name="T4">). A função conjuga o terceiro e o quarto pontos (número de routers da maior sub-rede resultante da remoção dos routers que quebram), ao utilizar de novo o array </text:span><text:span text:style-name="T6">cc</text:span><text:span text:style-name="T4">, e colocando o valor 1 em todas as posições do array que simbolizam routers que quebram a rede. Esse array é usado na nova DFS (</text:span><text:span text:style-name="T6">NETWORKsubcompsligadas</text:span><text:span text:style-name="T4">), que ao invés de começar a </text:span><text:soft-page-break/><text:span text:style-name="T4">contar sub-redes do 0, começa a contar a partir de 2 (os routers que quebram têm o valor 1). É chamada a função </text:span><text:span text:style-name="T6">HighestFrequency</text:span><text:span text:style-name="T4">, que retorna a quantidade de vezes que o valor mais comum aparece num array, e ignora estes pontos, começando só a contar a partir da sub-rede com valor 2, retornando assim a maior sub-rede.</text:span></text:p>
      <text:p text:style-name="P8"><text:span text:style-name="T4"><text:tab/>No final do programa, o array </text:span><text:span text:style-name="T6">cc </text:span><text:span text:style-name="T4">é libertado de memória, em conjunto com a rede</text:span><text:bookmark text:name="_GoBack"/><text:span text:style-name="T4">.</text:span></text:p>
      <text:p text:style-name="P11"/>
      <text:p text:style-name="P11"/>
      <text:list xml:id="list231748833656290" text:continue-numbering="true" text:style-name="WWNum1">
        <text:list-item>
          <text:p text:style-name="P6"><text:span text:style-name="T10">Análise Teórica</text:span></text:p>
        </text:list-item>
      </text:list>
      <text:p text:style-name="P8"><text:span text:style-name="T4"><text:tab/>Em relação à análise teórica do nosso algoritmo, mais concretamente relacionado com a execução de cada ciclo, tendo em conta que V é o número de vértices de um grafo (neste caso o número de routers) e E é o número de arestas de um grafo (neste caso o número de ligações temporais entre elas), temos:</text:span></text:p>
      <text:p text:style-name="P10"/>
      <text:list xml:id="list6764120781350192338" text:style-name="WWNum3">
        <text:list-item>
          <text:p text:style-name="P12"><text:span text:style-name="T4">Inicialização do grafo: O(V);</text:span></text:p>
        </text:list-item>
        <text:list-item>
          <text:p text:style-name="P12"><text:span text:style-name="T4">Inserção de um arco: O(1);</text:span></text:p>
        </text:list-item>
        <text:list-item>
          <text:p text:style-name="P12"><text:span text:style-name="T4">Remoção de um arco: O(V);</text:span></text:p>
        </text:list-item>
        <text:list-item>
          <text:p text:style-name="P12"><text:span text:style-name="T4">DFS: O(V + E);</text:span></text:p>
        </text:list-item>
        <text:list-item>
          <text:p text:style-name="P12"><text:span text:style-name="T4">Algoritmo QuickSort: O(V log V);</text:span></text:p>
        </text:list-item>
        <text:list-item>
          <text:p text:style-name="P12"><text:span text:style-name="T4">Algoritmo Tarjan: O(V + E);</text:span></text:p>
        </text:list-item>
      </text:list>
      <text:p text:style-name="P4"><text:span text:style-name="T4">Logo, a complexidade final do nosso algoritmo é de O(V log V).</text:span></text:p>
      <text:p text:style-name="P17"/>
      <text:list xml:id="list231748693158122" text:continue-list="list231748833656290" text:style-name="WWNum1">
        <text:list-item>
          <text:p text:style-name="P9"><text:span text:style-name="T10">Análise Experimental dos Resultados</text:span></text:p>
        </text:list-item>
      </text:list>
      <text:p text:style-name="P18"><text:span text:style-name="T4"><text:tab/>Para verificar o uso de memória e tempo de execução do algoritmo, foram testados os inputs dados como exemplo, utilizando as funções </text:span><text:span text:style-name="T7">time</text:span><text:span text:style-name="T8"> e </text:span><text:span text:style-name="T7">Valgrind</text:span><text:span text:style-name="T8"> do Linux.</text:span></text:p>
      <text:p text:style-name="P18"><text:span text:style-name="T8"><text:tab/>Como se pode ver, o gasto de memória é linear, aumentando com o número de routers e ligações, não sendo tão fácil de ver no gráfico Tempo-Routers+Ligações, devido à diferença de valores usados nos exemplos e à diferença de precisão entre o comando </text:span><text:span text:style-name="T7">time</text:span><text:span text:style-name="T8"> e o </text:span><text:span text:style-name="T7">Valgrind.</text:span></text:p>
      <text:p text:style-name="P18"><text:span text:style-name="T7"/></text:p>
      <text:p text:style-name="P18"><draw:frame draw:style-name="fr1" draw:name="Object3" text:anchor-type="paragraph" svg:x="1.352in" svg:y="-0.0465in" svg:width="3.202in" svg:height="1.3417in" draw:z-index="1"><draw:object xlink:href="./Object 5" xlink:type="simple" xlink:show="embed" xlink:actuate="onLoad"/><draw:image xlink:href="./ObjectReplacements/Object 5" xlink:type="simple" xlink:show="embed" xlink:actuate="onLoad"/></draw:frame><text:span text:style-name="T7"/></text:p>
      <text:p text:style-name="P18"><text:span text:style-name="T7"/></text:p>
      <text:p text:style-name="P20"><draw:frame draw:style-name="fr1" draw:name="Object1" text:anchor-type="paragraph" svg:x="-0.3083in" svg:y="-0.6571in" svg:width="6.6665in" svg:height="3.9429in" draw:z-index="0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2" text:anchor-type="paragraph" svg:x="-0.1256in" svg:y="3.5465in" svg:width="6.2602in" svg:height="3.9165in" draw:z-index="2"><draw:object xlink:href="./Object 4" xlink:type="simple" xlink:show="embed" xlink:actuate="onLoad"/><draw:image xlink:href="./ObjectReplacements/Object 4" xlink:type="simple" xlink:show="embed" xlink:actuate="onLoad"/></draw:frame><text:soft-page-break/><text:span text:style-name="T8"> </text:span></text:p>
      <text:list xml:id="list231750430101106" text:continue-numbering="true" text:style-name="WWNum1">
        <text:list-item>
          <text:p text:style-name="P7"><text:span text:style-name="T10">Referências</text:span></text:p>
        </text:list-item>
      </text:list>
      <text:p text:style-name="P13"/>
      <text:list xml:id="list8243865402976895637" text:style-name="WWNum2">
        <text:list-item>
          <text:p text:style-name="P14"><text:span text:style-name="T11">Introduction to Algorithms, Third Edition: </text:span><text:span text:style-name="T12">Thomas H. Cormen, Charles E. Leiserson, Ronald L. Rivest and Clifford Stein September 2009 ISBN-10: 0-262-53305-7; ISBN-13: 978-0-262-53305-8</text:span></text:p>
        </text:list-item>
        <text:list-item>
          <text:p text:style-name="P14"><text:a xlink:type="simple" xlink:href="https://en.wikipedia.org/wiki/Biconnected_component" text:style-name="Internet_20_link" text:visited-style-name="Visited_20_Internet_20_Link"><text:span text:style-name="Internet_20_link"><text:span text:style-name="T9">https://en.wikipedia.org/wiki/Biconnected_component</text:span></text:span></text:a></text:p>
        </text:list-item>
        <text:list-item>
          <text:p text:style-name="P19"><text:span text:style-name="Internet_20_link"><text:span text:style-name="T9">https://www.geeksforgeeks.org/tarjan-algorithm-find-strongly-connected-components/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_5f_3ziulaheps" style:display-name="_3ziulaheps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="Arial" fo:font-family="Arial" style:font-family-generic="roman" style:font-pitch="variable" fo:font-size="16pt" fo:font-weight="bold" style:font-size-asian="16pt" style:font-weight-asian="bold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Arial" fo:font-family="Arial" style:font-family-generic="roman" style:font-pitch="variable" fo:font-size="16pt" fo:font-weight="bold" style:font-size-asian="16pt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Arial" fo:font-family="Arial" style:font-family-generic="roman" style:font-pitch="variable" fo:font-size="16pt" fo:font-weight="bold" style:font-size-asian="16pt" style:font-weight-asian="bold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Arial" fo:font-family="Arial" style:font-family-generic="roman" style:font-pitch="variable" fo:font-size="16pt" fo:font-weight="bold" style:font-size-asian="16pt" style:font-weight-asian="bold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Courier New"/>
      </text:list-level-style-bullet>
      <text:list-level-style-bullet text:level="6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Wingdings"/>
      </text:list-level-style-bullet>
      <text:list-level-style-bullet text:level="7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Courier New"/>
      </text:list-level-style-bullet>
      <text:list-level-style-bullet text:level="9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5.4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03:00</meta:creation-date>
    <meta:initial-creator>Isabel Soares</meta:initial-creator>
    <dc:language>en-US</dc:language>
    <dc:date>2019-03-21T23:17:48.513820535</dc:date>
    <meta:editing-cycles>10</meta:editing-cycles>
    <meta:editing-duration>PT34M24S</meta:editing-duration>
    <meta:generator>LibreOffice/5.1.6.2$Linux_X86_64 LibreOffice_project/10m0$Build-2</meta:generator>
    <meta:document-statistic meta:table-count="0" meta:image-count="0" meta:object-count="3" meta:page-count="3" meta:paragraph-count="32" meta:word-count="633" meta:character-count="3935" meta:non-whitespace-character-count="33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16pt" style:font-size-asian="16pt" style:font-size-complex="16pt"/>
    </style:style>
    <style:style style:name="ch5" style:family="chart">
      <style:graphic-properties svg:stroke-width="0.018cm" svg:stroke-color="#b3b3b3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6pt" style:font-size-asian="16pt" style:font-size-complex="16pt"/>
    </style:style>
    <style:style style:name="ch7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18cm" svg:stroke-color="#004586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414cm" svg:height="8.286cm" xlink:href="." xlink:type="simple" chart:class="chart:scatter" chart:style-name="ch1">
        <chart:plot-area chart:style-name="ch2" chart:data-source-has-labels="both" svg:x="1.726cm" svg:y="0.165cm" svg:width="14.36cm" svg:height="6.588cm">
          <chartooo:coordinate-region svg:x="2.347cm" svg:y="0.364cm" svg:width="13.368cm" svg:height="5.742cm"/>
          <chart:axis chart:dimension="x" chart:name="primary-x" chart:style-name="ch3" chartooo:axis-type="auto">
            <chart:title svg:x="7.309cm" svg:y="6.919cm" chart:style-name="ch4">
              <text:p>Tempo (ms)</text:p>
            </chart:title>
            <chart:categories table:cell-range-address="local-table.$A$2:.$A$16"/>
            <chart:grid chart:style-name="ch5" chart:class="major"/>
          </chart:axis>
          <chart:axis chart:dimension="y" chart:name="primary-y" chart:style-name="ch3">
            <chart:title svg:x="0.451cm" svg:y="5.36cm" chart:style-name="ch6">
              <text:p>Memória (MB)</text:p>
            </chart:title>
            <chart:grid chart:style-name="ch5" chart:class="major"/>
          </chart:axis>
          <chart:series chart:style-name="ch7" chart:values-cell-range-address="local-table.$B$2:.$B$16" chart:label-cell-address="local-table.$B$1" chart:class="chart:scatter">
            <chart:domain table:cell-range-address="local-table.$C$2:.$C$16"/>
            <chart:regression-curve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.51918029785156">
                <text:p>7.51918029785156</text:p>
              </table:table-cell>
              <table:table-cell office:value-type="float" office:value="117.053002">
                <text:p>117.053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528930664063">
                <text:p>10.6528930664063</text:p>
              </table:table-cell>
              <table:table-cell office:value-type="float" office:value="238.857518">
                <text:p>238.857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119232177734">
                <text:p>13.6119232177734</text:p>
              </table:table-cell>
              <table:table-cell office:value-type="float" office:value="354.80986">
                <text:p>354.80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1943359375">
                <text:p>16.41943359375</text:p>
              </table:table-cell>
              <table:table-cell office:value-type="float" office:value="464.861474">
                <text:p>464.861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269348144531">
                <text:p>19.8269348144531</text:p>
              </table:table-cell>
              <table:table-cell office:value-type="float" office:value="598.398457">
                <text:p>598.398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6031341552734">
                <text:p>22.6031341552734</text:p>
              </table:table-cell>
              <table:table-cell office:value-type="float" office:value="707.201785">
                <text:p>707.201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466552734375">
                <text:p>24.9466552734375</text:p>
              </table:table-cell>
              <table:table-cell office:value-type="float" office:value="799.04571">
                <text:p>799.04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896728515625">
                <text:p>27.2896728515625</text:p>
              </table:table-cell>
              <table:table-cell office:value-type="float" office:value="890.889148">
                <text:p>890.889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3350830078125">
                <text:p>30.3350830078125</text:p>
              </table:table-cell>
              <table:table-cell office:value-type="float" office:value="1010.283751">
                <text:p>1010.283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0507659912109">
                <text:p>33.0507659912109</text:p>
              </table:table-cell>
              <table:table-cell office:value-type="float" office:value="1116.698932">
                <text:p>1116.698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9099731445312">
                <text:p>34.9099731445312</text:p>
              </table:table-cell>
              <table:table-cell office:value-type="float" office:value="1189.576575">
                <text:p>1189.576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.7666854858398">
                <text:p>36.7666854858398</text:p>
              </table:table-cell>
              <table:table-cell office:value-type="float" office:value="1262.451338">
                <text:p>1262.451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.6292572021484">
                <text:p>38.6292572021484</text:p>
              </table:table-cell>
              <table:table-cell office:value-type="float" office:value="1335.325664">
                <text:p>1335.325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4881439208984">
                <text:p>40.4881439208984</text:p>
              </table:table-cell>
              <table:table-cell office:value-type="float" office:value="1408.201072">
                <text:p>1408.201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2469177246094">
                <text:p>47.2469177246094</text:p>
              </table:table-cell>
              <table:table-cell office:value-type="float" office:value="1833.286404">
                <text:p>1833.2864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false" chart:axis-position="start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33cm" svg:height="10.015cm" xlink:href="." xlink:type="simple" chart:class="chart:scatter" chart:style-name="ch1">
        <chart:title svg:x="0.128cm" svg:y="0.336cm" chart:style-name="ch2">
          <text:p>Variação do tempo em função dos Routers e Ligações (usando os exemplos dados)</text:p>
        </chart:title>
        <chart:plot-area chart:style-name="ch3" chart:data-source-has-labels="both" svg:x="1.736cm" svg:y="1.315cm" svg:width="14.859cm" svg:height="7.132cm">
          <chartooo:coordinate-region svg:x="2.463cm" svg:y="1.515cm" svg:width="13.482cm" svg:height="6.285cm"/>
          <chart:axis chart:dimension="x" chart:name="primary-x" chart:style-name="ch4" chartooo:axis-type="auto">
            <chart:title svg:x="6.602cm" svg:y="8.648cm" chart:style-name="ch5">
              <text:p>Routers + Ligações</text:p>
            </chart:title>
            <chart:categories table:cell-range-address="local-table.$A$2:.$A$7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24cm" chart:style-name="ch9">
              <text:p>Tempo (s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">
                <text:p>45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">
                <text:p>24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000">
                <text:p>65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000">
                <text:p>1400000</text:p>
              </table:table-cell>
              <table:table-cell office:value-type="float" office:value="0.51">
                <text:p>0.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 svg:stroke-opacity="0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01cm" svg:height="9.948cm" xlink:href="." xlink:type="simple" chart:class="chart:scatter" chart:style-name="ch1">
        <chart:title svg:x="1.185cm" svg:y="0.037cm" chart:style-name="ch2">
          <text:p>Variação da Memória em função do tempo (usando o exemplo T06.in)</text:p>
        </chart:title>
        <chart:plot-area chart:style-name="ch3" chart:data-source-has-labels="both" svg:x="0.896cm" svg:y="0.698cm" svg:width="14.78cm" svg:height="8.476cm">
          <chartooo:coordinate-region svg:x="1.517cm" svg:y="0.898cm" svg:width="13.787cm" svg:height="7.629cm"/>
          <chart:axis chart:dimension="x" chart:name="primary-x" chart:style-name="ch4" chartooo:axis-type="auto">
            <chart:title svg:x="6.689cm" svg:y="9.001cm" chart:style-name="ch5">
              <text:p>Tempo (ms)</text:p>
            </chart:title>
            <chart:categories table:cell-range-address="local-table.$A$2:.$A$16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001cm" svg:y="6.837cm" chart:style-name="ch8">
              <text:p>Memória (MB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local-table.$C$2:.$C$16" chart:label-cell-address="local-table.$C$1" chart:class="chart:scatter">
            <chart:domain table:cell-range-address="local-table.$B$2:.$B$16"/>
            <chart:regression-curve chart:style-name="ch10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.053002">
                <text:p>117.053002</text:p>
              </table:table-cell>
              <table:table-cell office:value-type="float" office:value="7.51918029785156">
                <text:p>7.519180297851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8.857518">
                <text:p>238.857518</text:p>
              </table:table-cell>
              <table:table-cell office:value-type="float" office:value="10.6528930664063">
                <text:p>10.6528930664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4.80986">
                <text:p>354.80986</text:p>
              </table:table-cell>
              <table:table-cell office:value-type="float" office:value="13.6119232177734">
                <text:p>13.6119232177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4.861474">
                <text:p>464.861474</text:p>
              </table:table-cell>
              <table:table-cell office:value-type="float" office:value="16.41943359375">
                <text:p>16.419433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8.398457">
                <text:p>598.398457</text:p>
              </table:table-cell>
              <table:table-cell office:value-type="float" office:value="19.8269348144531">
                <text:p>19.8269348144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7.201785">
                <text:p>707.201785</text:p>
              </table:table-cell>
              <table:table-cell office:value-type="float" office:value="22.6031341552734">
                <text:p>22.6031341552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9.04571">
                <text:p>799.04571</text:p>
              </table:table-cell>
              <table:table-cell office:value-type="float" office:value="24.9466552734375">
                <text:p>24.94665527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0.889148">
                <text:p>890.889148</text:p>
              </table:table-cell>
              <table:table-cell office:value-type="float" office:value="27.2896728515625">
                <text:p>27.2896728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0.283751">
                <text:p>1010.283751</text:p>
              </table:table-cell>
              <table:table-cell office:value-type="float" office:value="30.3350830078125">
                <text:p>30.33508300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6.698932">
                <text:p>1116.698932</text:p>
              </table:table-cell>
              <table:table-cell office:value-type="float" office:value="33.0507659912109">
                <text:p>33.0507659912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9.576575">
                <text:p>1189.576575</text:p>
              </table:table-cell>
              <table:table-cell office:value-type="float" office:value="34.9099731445312">
                <text:p>34.9099731445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2.451338">
                <text:p>1262.451338</text:p>
              </table:table-cell>
              <table:table-cell office:value-type="float" office:value="36.7666854858398">
                <text:p>36.7666854858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5.325664">
                <text:p>1335.325664</text:p>
              </table:table-cell>
              <table:table-cell office:value-type="float" office:value="38.6292572021484">
                <text:p>38.6292572021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8.201072">
                <text:p>1408.201072</text:p>
              </table:table-cell>
              <table:table-cell office:value-type="float" office:value="40.4881439208984">
                <text:p>40.4881439208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3.286404">
                <text:p>1833.286404</text:p>
              </table:table-cell>
              <table:table-cell office:value-type="float" office:value="47.2469177246094">
                <text:p>47.24691772460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0.2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2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Routers + Ligações</text:p>
          </table:table-cell>
          <table:table-cell office:value-type="string" calcext:value-type="string">
            <text:p>Tempo (s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0.51" calcext:value-type="float">
            <text:p>0.5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23:07:10.321236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